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ource Code Pro" svg:font-family="'Source Code Pr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weight="bold" officeooo:rsid="0015d19e" officeooo:paragraph-rsid="0015d19e" style:font-weight-asian="bold" style:font-weight-complex="bold"/>
    </style:style>
    <style:style style:name="P2" style:family="paragraph" style:parent-style-name="Standard">
      <style:text-properties style:font-name="Ubuntu" fo:font-weight="bold" officeooo:rsid="0015d19e" officeooo:paragraph-rsid="0015d19e" style:font-weight-asian="bold" style:font-weight-complex="bold"/>
    </style:style>
    <style:style style:name="P3" style:family="paragraph" style:parent-style-name="Standard">
      <style:text-properties style:font-name="Ubuntu" fo:font-weight="bold" officeooo:rsid="0017321e" officeooo:paragraph-rsid="0017321e" style:font-weight-asian="bold" style:font-weight-complex="bold"/>
    </style:style>
    <style:style style:name="P4" style:family="paragraph" style:parent-style-name="Standard">
      <style:text-properties style:font-name="Ubuntu" officeooo:rsid="0015d19e" officeooo:paragraph-rsid="0015d19e"/>
    </style:style>
    <style:style style:name="P5" style:family="paragraph" style:parent-style-name="Standard" style:list-style-name="L1">
      <style:text-properties style:font-name="Ubuntu" officeooo:rsid="0015d19e" officeooo:paragraph-rsid="0015d19e"/>
    </style:style>
    <style:style style:name="P6" style:family="paragraph" style:parent-style-name="Standard" style:list-style-name="L3">
      <style:text-properties style:font-name="Ubuntu" officeooo:rsid="0015d19e" officeooo:paragraph-rsid="0015d19e"/>
    </style:style>
    <style:style style:name="P7" style:family="paragraph" style:parent-style-name="Standard" style:list-style-name="L4">
      <style:text-properties style:font-name="Ubuntu" officeooo:rsid="0015d19e" officeooo:paragraph-rsid="0015d19e"/>
    </style:style>
    <style:style style:name="P8" style:family="paragraph" style:parent-style-name="Standard">
      <style:text-properties style:font-name="Ubuntu" officeooo:rsid="0017321e" officeooo:paragraph-rsid="0017321e"/>
    </style:style>
    <style:style style:name="P9" style:family="paragraph" style:parent-style-name="Standard" style:list-style-name="L5">
      <style:text-properties style:font-name="Ubuntu" officeooo:rsid="0017321e" officeooo:paragraph-rsid="0017321e"/>
    </style:style>
    <style:style style:name="P10" style:family="paragraph" style:parent-style-name="Standard" style:list-style-name="L5">
      <style:text-properties style:font-name="Ubuntu" officeooo:rsid="00181d21" officeooo:paragraph-rsid="00181d21"/>
    </style:style>
    <style:style style:name="P11" style:family="paragraph" style:parent-style-name="Standard" style:list-style-name="L2">
      <style:text-properties officeooo:paragraph-rsid="0015d19e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style:font-name="Ubuntu" officeooo:rsid="0015d19e" officeooo:paragraph-rsid="0015d19e"/>
    </style:style>
    <style:style style:name="T1" style:family="text">
      <style:text-properties style:font-name="Ubuntu" officeooo:rsid="0015d19e"/>
    </style:style>
    <style:style style:name="T2" style:family="text">
      <style:text-properties officeooo:rsid="0017321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bre o CAPTEC</text:p>
      <text:p text:style-name="P4"/>
      <text:p text:style-name="P4"/>
      <text:p text:style-name="P2">1 - Site: sistemacaptec.com.br</text:p>
      <text:p text:style-name="P2"/>
      <text:p text:style-name="P4"><text:tab/>É a área pública aberta a todos</text:p>
      <text:p text:style-name="P4"/>
      <text:p text:style-name="P4"/>
      <text:p text:style-name="P4"/>
      <text:p text:style-name="P2">2 - AVA: ava.sistemacaptec.com.br</text:p>
      <text:p text:style-name="P2"/>
      <text:p text:style-name="P12">É a área onde:</text:p>
      <text:p text:style-name="P12"/>
      <text:list xml:id="list4238246247825898388" text:style-name="L1">
        <text:list-item>
          <text:list>
            <text:list-item>
              <text:p text:style-name="P5">os cursistas podem intetagir com outros cursistas e professores através de 'Recursos e Atividades' que podem ser: chat, lição, fórum, pesquisa de opinião, tarefas entre outros.</text:p>
            </text:list-item>
            <text:list-item>
              <text:p text:style-name="P5">professores podem gerenciar seus cursos interagindo com os alunos através de vários 'Recursos e Atividades'</text:p>
            </text:list-item>
            <text:list-item>
              <text:p text:style-name="P5">os gestores do evento podem gerenciar o AVA (Criar cursos, cadastrar professores, visualizar todo e qualquer conteúdo/material referente aos cursistas e professores)</text:p>
            </text:list-item>
          </text:list>
        </text:list-item>
      </text:list>
      <text:p text:style-name="P4"><text:tab/></text:p>
      <text:p text:style-name="P4"/>
      <text:p text:style-name="P4"/>
      <text:p text:style-name="P2">3 - Gestor: sistemacaptec.com.br/gestor</text:p>
      <text:p text:style-name="P2"/>
      <text:list xml:id="list6836053555237982180" text:style-name="L2">
        <text:list-item>
          <text:p text:style-name="P11"><text:span text:style-name="T1">É a área onde gestores do evento poderão:</text:span></text:p>
        </text:list-item>
      </text:list>
      <text:list xml:id="list4464567184996106692" text:style-name="L3">
        <text:list-item>
          <text:list>
            <text:list-item>
              <text:p text:style-name="P6">Cadastrar/alterar alunos. No momento do cadastro do Aluno é automaticamente enturmado para a sala com menos alunos</text:p>
            </text:list-item>
            <text:list-item>
              <text:p text:style-name="P6">Gerar etiquetas em Lote no formato "A4 99,0 X 25,4" e "CARTA 25,4 X 101,6"</text:p>
            </text:list-item>
            <text:list-item>
              <text:p text:style-name="P6">Gerar certificados em Lote (Estamos pendente do modelo de certificado)</text:p>
            </text:list-item>
            <text:list-item>
              <text:p text:style-name="P6">Gerar etiquetas alvulsas no formato "A4 99,0 X 25,4" e "CARTA 25,4 X 101,6"</text:p>
            </text:list-item>
            <text:list-item>
              <text:p text:style-name="P6">Gerar certificados alvulsos (Estamos pendente do modelo de certificado)</text:p>
            </text:list-item>
            <text:list-item>
              <text:p text:style-name="P6">Manipular alteração de dados das aulas presenciais (Turma, Professor, Curso, Data)</text:p>
            </text:list-item>
            <text:list-item>
              <text:p text:style-name="P6">Realizar frequencia dos alunos</text:p>
            </text:list-item>
            <text:list-item>
              <text:p text:style-name="P6">Gerar Relatório de frequencia dos alunos por aula</text:p>
            </text:list-item>
            <text:list-item>
              <text:p text:style-name="P6">Gerar Relação de alunos por turma (Relatório)</text:p>
            </text:list-item>
            <text:list-item>
              <text:p text:style-name="P6">Gerar Relação de alunos com informações pendentes de atualização (Email e CPF) (Relatório)</text:p>
            </text:list-item>
            <text:list-item>
              <text:p text:style-name="P6">Gerar Relação de Professores (Relatório)</text:p>
            </text:list-item>
            <text:list-item>
              <text:p text:style-name="P6">Gerar Relação de aulas (Relatório)</text:p>
            </text:list-item>
            <text:list-item>
              <text:p text:style-name="P6">Gerar Relação geral de Alunos (Relatório com espaço para assinatura)</text:p>
            </text:list-item>
            <text:list-item>
              <text:p text:style-name="P6">Gerar Relatório de Frequencia geral do curso exibindo o aproveitamento relacionando Presenças X Faltas [Pendente de conclusão]</text:p>
            </text:list-item>
            <text:list-item>
              <text:p text:style-name="P6"><text:soft-page-break/>Gerar Relatório de Frequencia diária das aulas exibindo o aproveitamento relacionando Presenças X Faltas [Pendente de conclusão]</text:p>
            </text:list-item>
            <text:list-item>
              <text:p text:style-name="P6">Relatório de avaliação dos alunos referente a cada dia de aula. [Pendente de conclusão].</text:p>
            </text:list-item>
            <text:list-item>
              <text:p text:style-name="P6">Relatório GERAL de avaliação dos alunos referente aos dias de aula. [Pendente de conclusão].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2">4 - Aplicativo Mobile: <text:a xlink:type="simple" xlink:href="https://play.google.com/store/apps/details?id=br.net.infatec.avamobileinfatec&amp;hl=pt_BR" text:style-name="Internet_20_link" text:visited-style-name="Visited_20_Internet_20_Link">https://play.google.com/store/apps/details?id=br.net.infatec.avamobileinfatec&amp;hl=pt_BR</text:a></text:p>
      <text:p text:style-name="P2"/>
      <text:list xml:id="list2831000204273396506" text:style-name="L4">
        <text:list-item>
          <text:p text:style-name="P7">Professor lança frequencia dos cursistas. Os cursistas que faltam recebem SMS</text:p>
        </text:list-item>
        <text:list-item>
          <text:p text:style-name="P7">Professor visualiza todos os seus alunos em uma relação única </text:p>
        </text:list-item>
        <text:list-item>
          <text:p text:style-name="P7">Ao final de cada Aula, o professor entregará seu dispositivo para que cada aulo possa responder um questionário avaliativo do dia <text:s/>[Pendente de conclusão]. </text:p>
        </text:list-item>
      </text:list>
      <text:p text:style-name="P4"/>
      <text:p text:style-name="P4"/>
      <text:p text:style-name="P3">ACESSOS:</text:p>
      <text:list xml:id="list1145708389654233355" text:style-name="L5">
        <text:list-item>
          <text:p text:style-name="P9">Cada professor acessa o sistema usando seu CPF como login e senha</text:p>
        </text:list-item>
        <text:list-item>
          <text:p text:style-name="P9">Cada cursista acessa o sistema com o login que está na etiqueta. A senha é ‘’</text:p>
        </text:list-item>
        <text:list-item>
          <text:p text:style-name="P9">Para acessar o gestor pode ser através de alguns desses acessos:</text:p>
          <text:list>
            <text:list-item>
              <text:p text:style-name="P9">Login: <text:a xlink:type="simple" xlink:href="mailto:agamenonsantacruz@gmail.com" text:style-name="Internet_20_link" text:visited-style-name="Visited_20_Internet_20_Link">agamenonsantacruz@gmail.com</text:a> <text:s/>senha <text:a xlink:type="simple" xlink:href="mailto:captec@321" text:style-name="Internet_20_link" text:visited-style-name="Visited_20_Internet_20_Link">captec@321</text:a></text:p>
            </text:list-item>
            <text:list-item>
              <text:p text:style-name="P9">Login: <text:a xlink:type="simple" xlink:href="mailto:carlin26@gmail.com" text:style-name="Internet_20_link" text:visited-style-name="Visited_20_Internet_20_Link">carlin26@gmail.com</text:a> <text:s/>senha <text:a xlink:type="simple" xlink:href="mailto:captec@321" text:style-name="Internet_20_link" text:visited-style-name="Visited_20_Internet_20_Link">captec@321</text:a></text:p>
            </text:list-item>
            <text:list-item>
              <text:p text:style-name="P9">Login: <text:a xlink:type="simple" xlink:href="mailto:l.eduardosoares@gmail.com" text:style-name="Internet_20_link" text:visited-style-name="Visited_20_Internet_20_Link">l.eduardosoares@gmail.com</text:a> <text:s/>senha <text:a xlink:type="simple" xlink:href="mailto:captec@321" text:style-name="Internet_20_link" text:visited-style-name="Visited_20_Internet_20_Link">captec@321</text:a></text:p>
            </text:list-item>
            <text:list-item>
              <text:p text:style-name="P9">Login: <text:a xlink:type="simple" xlink:href="mailto:joseilson07@gmail.com" text:style-name="Internet_20_link" text:visited-style-name="Visited_20_Internet_20_Link">joseilson07@gmail.com</text:a> <text:s/>senha <text:a xlink:type="simple" xlink:href="mailto:captec@321" text:style-name="Internet_20_link" text:visited-style-name="Visited_20_Internet_20_Link">captec@321</text:a></text:p>
            </text:list-item>
            <text:list-item>
              <text:p text:style-name="P9">Login: <text:a xlink:type="simple" xlink:href="mailto:eriedias7@gmail.com" text:style-name="Internet_20_link" text:visited-style-name="Visited_20_Internet_20_Link">eriedias7@gmail.com</text:a> <text:s/>senha <text:a xlink:type="simple" xlink:href="mailto:captec@321" text:style-name="Internet_20_link" text:visited-style-name="Visited_20_Internet_20_Link">captec@321</text:a></text:p>
            </text:list-item>
            <text:list-item>
              <text:p text:style-name="P9">Login: <text:a xlink:type="simple" xlink:href="mailto:marcosmariondev@gmail.com" text:style-name="Internet_20_link" text:visited-style-name="Visited_20_Internet_20_Link">marcosmariondev@gmail.com</text:a> <text:s/>senha <text:a xlink:type="simple" xlink:href="mailto:captec@321" text:style-name="Internet_20_link" text:visited-style-name="Visited_20_Internet_20_Link">captec@321</text:a></text:p>
            </text:list-item>
            <text:list-item>
              <text:p text:style-name="P9">Login: <text:a xlink:type="simple" xlink:href="mailto:phelipe.santos.1@gmail.com" text:style-name="Internet_20_link" text:visited-style-name="Visited_20_Internet_20_Link">phelipe.santos.1@gmail.com</text:a> <text:s/>senha <text:a xlink:type="simple" xlink:href="mailto:captec@321" text:style-name="Internet_20_link" text:visited-style-name="Visited_20_Internet_20_Link">captec@321</text:a></text:p>
            </text:list-item>
            <text:list-item>
              <text:p text:style-name="P9">Login: <text:a xlink:type="simple" xlink:href="mailto:guileads@gmail.com" text:style-name="Internet_20_link" text:visited-style-name="Visited_20_Internet_20_Link">guileads@gmail.com</text:a> <text:s/>senha <text:a xlink:type="simple" xlink:href="mailto:captec@321" text:style-name="Internet_20_link" text:visited-style-name="Visited_20_Internet_20_Link">captec@321</text:a></text:p>
            </text:list-item>
            <text:list-item>
              <text:p text:style-name="P9">Login: <text:a xlink:type="simple" xlink:href="mailto:wellington.rib@gmail.com" text:style-name="Internet_20_link" text:visited-style-name="Visited_20_Internet_20_Link">wellington.rib@gmail.com</text:a> <text:s/>senha <text:a xlink:type="simple" xlink:href="mailto:captec@321" text:style-name="Internet_20_link" text:visited-style-name="Visited_20_Internet_20_Link">captec@321</text:a></text:p>
            </text:list-item>
          </text:list>
        </text:list-item>
      </text:list>
      <text:p text:style-name="P8"/>
      <text:list xml:id="list123540129933694" text:continue-numbering="true" text:style-name="L5">
        <text:list-item>
          <text:p text:style-name="P10">Login e senha master do AVA:</text:p>
          <text:list>
            <text:list-item>
              <text:p text:style-name="P10">infatec - <text:a xlink:type="simple" xlink:href="mailto:captec@321" text:style-name="Internet_20_link" text:visited-style-name="Visited_20_Internet_20_Link"><text:span text:style-name="T2">captec@321</text:span></text:a> 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ource Code Pro" svg:font-family="'Source Code Pr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2T11:55:00.321172737</meta:creation-date>
    <dc:date>2016-11-02T12:26:54.062913731</dc:date>
    <meta:editing-duration>PT31M51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2" meta:paragraph-count="47" meta:word-count="460" meta:character-count="3061" meta:non-whitespace-character-count="2670"/>
  </office:meta>
</office:document-meta>
</file>